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14 de Abril tuvimos una nueva reunion online con algun que otro problema tecnico en el que hemos tratado el tema de la base de datos. La base de datos que teniamos creada y a la que no conseguia acceder. Al parecer ese problema esta solucionado con el comando “Foto.query.all()” siendo Foto el objeto que queremos buscar. Tambien esta la opcion de hacer esta busqueda según el atributo “Foto.query.filter_by” con lo que conseguiriamos saber si un nombre esta en la base de datos, y añadiendo un if podremos relacionarlo con la Foto si esta, o no si la foto no esta.</text:p>
      <text:p text:style-name="Standard"/>
      <text:p text:style-name="Standard">Todo esto viene en un enlace web que Domingo me ha facilitado por correo por si hay algun que otro metodo que necesitemos utilizar.</text:p>
      <text:p text:style-name="Standard"/>
      <text:p text:style-name="Standard">Del resto de tareas hemos estado mirando el diferenciar la varianza real con la que nosotros cogemos, ya que antes de la reunión tenia muchas dudas de como continuar con esta parte debido al generador, pero tras verlo con detenimiento de nuevo parece que esta todo mas claro e intentare tener este metodo concluido para la proxima reunion que sera en principio el proximo martes.</text:p>
      <text:p text:style-name="Standard"/>
      <text:p text:style-name="Standard">Por lo demas, habalamos del metodo para extrapolar el conteo de los ultimos cuadrantes, incluso comentamos que en vez de dar todos los posibles resultados para esos cuadrantes, escogieramos valores aleatorios en un rango, pero es algo en lo que nos centraremos mas adelante si hiciera falta añadir mas cosas y sino lo comentariamos en las conclusiones de la memoria como posibles trabajos futuros. Por el momento nos centraremos en estas cosas que he comentado al principio y espero que esten completas para esa reunion del proximo mart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20-04-14T13:15:43.75</meta:creation-date>
    <dc:date>2020-04-14T13:43:42.58</dc:date>
    <dc:creator>o </dc:creator>
    <meta:editing-duration>PT11M16S</meta:editing-duration>
    <meta:editing-cycles>2</meta:editing-cycles>
    <meta:generator>OpenOffice/4.1.3$Win32 OpenOffice.org_project/413m1$Build-9783</meta:generator>
    <meta:document-statistic meta:table-count="0" meta:image-count="0" meta:object-count="0" meta:page-count="1" meta:paragraph-count="4" meta:word-count="279" meta:character-count="1617"/>
  </office:meta>
</office:document-meta>
</file>